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Bold" svg:font-family="LiberationSans-Bold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1" svg:font-family="LiberationSans" style:font-family-generic="system" style:font-pitch="variable"/>
    <style:font-face style:name="LiberationSans-Bold1" svg:font-family="LiberationSans-Bold" style:font-family-generic="system" style:font-pitch="variable"/>
    <style:font-face style:name="LiberationSerif1" svg:font-family="LiberationSerif" style:font-family-generic="system" style:font-pitch="variable"/>
    <style:font-face style:name="LiberationSerif-Bold1" svg:font-family="LiberationSerif-Bold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style:font-name="Arial" officeooo:paragraph-rsid="001fc1d1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Arial" officeooo:paragraph-rsid="00218aa4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Arial" officeooo:paragraph-rsid="0023396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Arial" officeooo:paragraph-rsid="00250c51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Arial" officeooo:paragraph-rsid="0047ca83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Arial" officeooo:paragraph-rsid="0023541b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Arial" officeooo:paragraph-rsid="0033ea13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Arial" officeooo:paragraph-rsid="004f0106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bold" officeooo:paragraph-rsid="001fc1d1" style:font-size-asian="12pt" style:font-weight-asian="bold" style:font-name-complex="LiberationSerif-Bold1" style:font-size-complex="12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bold" officeooo:paragraph-rsid="00250c51" style:font-size-asian="12pt" style:font-weight-asian="bold" style:font-name-complex="LiberationSerif1" style:font-size-complex="12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1fc1d1" style:font-size-asian="12pt" style:font-name-complex="LiberationSerif1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209b58" style:font-size-asian="12pt" style:font-name-complex="LiberationSerif1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467f0f" style:font-size-asian="12pt" style:font-name-complex="LiberationSerif1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4f0106" style:font-size-asian="12pt" style:font-name-complex="LiberationSerif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467f0f" style:font-size-asian="12pt" style:font-weight-asian="normal" style:font-name-complex="LiberationSerif1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209b58" style:font-size-asian="12pt" style:font-weight-asian="normal" style:font-name-complex="LiberationSerif1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1fc1d1" style:font-size-asian="12pt" style:font-weight-asian="normal" style:font-name-complex="LiberationSerif1" style:font-size-complex="12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23396e" style:font-size-asian="12pt" style:font-weight-asian="normal" style:font-name-complex="LiberationSerif1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218aa4" style:font-size-asian="12pt" style:font-weight-asian="normal" style:font-name-complex="LiberationSerif1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23541b" style:font-size-asian="12pt" style:font-weight-asian="normal" style:font-name-complex="LiberationSerif1" style:font-size-complex="12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47ca83" style:font-size-asian="12pt" style:font-weight-asian="normal" style:font-name-complex="LiberationSerif1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250c51" style:font-size-asian="12pt" style:font-weight-asian="normal" style:font-name-complex="LiberationSerif1" style:font-size-complex="12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2830d8" style:font-size-asian="12pt" style:font-weight-asian="normal" style:font-name-complex="LiberationSerif1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498996" style:font-size-asian="12pt" style:font-weight-asian="normal" style:font-name-complex="LiberationSerif1" style:font-size-complex="12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2dff67" style:font-size-asian="12pt" style:font-weight-asian="normal" style:font-name-complex="LiberationSerif1" style:font-size-complex="12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2f4529" style:font-size-asian="12pt" style:font-weight-asian="normal" style:font-name-complex="LiberationSerif1" style:font-size-complex="12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305ac2" style:font-size-asian="12pt" style:font-weight-asian="normal" style:font-name-complex="LiberationSerif1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324279" style:font-size-asian="12pt" style:font-weight-asian="normal" style:font-name-complex="LiberationSerif1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33ea13" style:font-size-asian="12pt" style:font-weight-asian="normal" style:font-name-complex="LiberationSerif1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3557cf" style:font-size-asian="12pt" style:font-weight-asian="normal" style:font-name-complex="LiberationSerif1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35978d" style:font-size-asian="12pt" style:font-weight-asian="normal" style:font-name-complex="LiberationSerif1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37ec20" style:font-size-asian="12pt" style:font-weight-asian="normal" style:font-name-complex="LiberationSerif1" style:font-size-complex="12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4ba2ad" style:font-size-asian="12pt" style:font-weight-asian="normal" style:font-name-complex="LiberationSerif1" style:font-size-complex="12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3dba0c" style:font-size-asian="12pt" style:font-weight-asian="normal" style:font-name-complex="LiberationSerif1" style:font-size-complex="12pt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3e7581" style:font-size-asian="12pt" style:font-weight-asian="normal" style:font-name-complex="LiberationSerif1" style:font-size-complex="12pt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44c7c6" style:font-size-asian="12pt" style:font-weight-asian="normal" style:font-name-complex="LiberationSerif1" style:font-size-complex="12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4f0106" style:font-size-asian="12pt" style:font-weight-asian="normal" style:font-name-complex="LiberationSerif1" style:font-size-complex="12pt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3cf5bf" style:font-size-asian="12pt" style:font-weight-asian="normal" style:font-name-complex="LiberationSerif1" style:font-size-complex="12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4db561" officeooo:paragraph-rsid="004db561" style:font-size-asian="12pt" style:font-weight-asian="normal" style:font-name-complex="LiberationSerif1" style:font-size-complex="12pt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36567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1fc1d1" style:font-size-asian="18pt" style:font-weight-asian="bold" style:font-name-complex="LiberationSans-Bold1" style:font-size-complex="18pt" style:font-weight-complex="bold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23541b" style:font-size-asian="18pt" style:font-weight-asian="bold" style:font-name-complex="LiberationSerif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3cf5bf" style:font-size-asian="18pt" style:font-weight-asian="bold" style:font-name-complex="LiberationSerif1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4f0106" style:font-size-asian="18pt" style:font-weight-asian="bold" style:font-name-complex="LiberationSerif1" style:font-size-complex="12pt" style:font-weight-complex="bold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1fc1d1" style:font-size-asian="14pt" style:font-weight-asian="bold" style:font-name-complex="LiberationSerif1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36567e" style:font-size-asian="14pt" style:font-weight-asian="bold" style:font-name-complex="LiberationSerif1" style:font-size-complex="12pt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3dba0c" style:font-size-asian="14pt" style:font-weight-asian="bold" style:font-name-complex="LiberationSerif1" style:font-size-complex="12pt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3e7581" style:font-size-asian="14pt" style:font-weight-asian="bold" style:font-name-complex="LiberationSerif1" style:font-size-complex="12pt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42d7c3" style:font-size-asian="14pt" style:font-weight-asian="bold" style:font-name-complex="LiberationSerif1" style:font-size-complex="12pt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4f0106" style:font-size-asian="14pt" style:font-weight-asian="bold" style:font-name-complex="LiberationSerif1" style:font-size-complex="12pt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paragraph-rsid="0023396e" style:font-size-asian="14pt" style:font-weight-asian="normal" style:font-name-complex="LiberationSerif1" style:font-size-complex="14pt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paragraph-rsid="003dba0c" style:font-size-asian="14pt" style:font-weight-asian="normal" style:font-name-complex="LiberationSerif1" style:font-size-complex="12pt" style:font-weight-complex="normal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style:font-name="Arial" fo:font-weight="normal" officeooo:paragraph-rsid="003dba0c" style:font-weight-asian="normal" style:font-weight-complex="normal"/>
    </style:style>
    <style:style style:name="P54" style:family="paragraph" style:parent-style-name="Standard" style:master-page-name="Standard">
      <style:paragraph-properties fo:margin-top="0in" fo:margin-bottom="0in" style:contextual-spacing="false" fo:line-height="100%" style:page-number="auto"/>
      <style:text-properties style:font-name="Arial" fo:font-size="18pt" fo:font-weight="bold" officeooo:paragraph-rsid="001fc1d1" style:font-size-asian="18pt" style:font-weight-asian="bold" style:font-name-complex="LiberationSans-Bold1" style:font-size-complex="2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name-complex="LiberationSerif1" style:font-size-complex="12pt" style:font-weight-complex="normal"/>
    </style:style>
    <style:style style:name="T4" style:family="text">
      <style:text-properties fo:font-size="14pt" fo:font-weight="bold" officeooo:rsid="004f0106" style:font-size-asian="14pt" style:font-weight-asian="bold" style:font-name-complex="LiberationSerif1" style:font-size-complex="12pt" style:font-weight-complex="normal"/>
    </style:style>
    <style:style style:name="T5" style:family="text">
      <style:text-properties fo:font-size="12pt" style:font-size-asian="12pt" style:font-name-complex="LiberationSans1" style:font-size-complex="18pt"/>
    </style:style>
    <style:style style:name="T6" style:family="text">
      <style:text-properties fo:font-size="12pt" style:font-size-asian="12pt" style:font-name-complex="LiberationSerif1" style:font-size-complex="12pt"/>
    </style:style>
    <style:style style:name="T7" style:family="text">
      <style:text-properties fo:font-size="12pt" officeooo:rsid="004f0106" style:font-size-asian="12pt" style:font-name-complex="LiberationSerif1" style:font-size-complex="12pt"/>
    </style:style>
    <style:style style:name="T8" style:family="text">
      <style:text-properties fo:font-size="12pt" fo:font-weight="bold" style:font-size-asian="12pt" style:font-weight-asian="bold" style:font-name-complex="LiberationSerif-Bold1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name-complex="LiberationSerif1" style:font-size-complex="12pt" style:font-weight-complex="normal"/>
    </style:style>
    <style:style style:name="T10" style:family="text">
      <style:text-properties fo:font-size="18pt" fo:font-weight="bold" style:font-size-asian="18pt" style:font-weight-asian="bold" style:font-name-complex="LiberationSans-Bold1" style:font-size-complex="18pt" style:font-weight-complex="bold"/>
    </style:style>
    <style:style style:name="T11" style:family="text">
      <style:text-properties style:font-name-complex="LiberationSerif1"/>
    </style:style>
    <style:style style:name="T12" style:family="text">
      <style:text-properties officeooo:rsid="004db561"/>
    </style:style>
    <style:style style:name="T13" style:family="text">
      <style:text-properties officeooo:rsid="004e162f"/>
    </style:style>
    <style:style style:name="T14" style:family="text">
      <style:text-properties officeooo:rsid="004f0106"/>
    </style:style>
    <style:style style:name="T15" style:family="text">
      <style:text-properties officeooo:rsid="005073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Møte i Fordelingsutvalget</text:p>
      <text:p text:style-name="P1"><text:span text:style-name="T5">20. mars 2015</text:span></text:p>
      <text:p text:style-name="P9"/>
      <text:p text:style-name="P9">Til stede:</text:p>
      <text:p text:style-name="P1"><text:span text:style-name="T6">Mathias Johan Johansen, FU-koordinator</text:span></text:p>
      <text:p text:style-name="P11">Jan Furulund, CYB</text:p>
      <text:p text:style-name="P1"><text:span text:style-name="T6">Henning Lund Hanssen, ProgNett</text:span></text:p>
      <text:p text:style-name="P1">Carl Martin Rosenberg, MAPS</text:p>
      <text:p text:style-name="P11">Marius Berntsen, PING</text:p>
      <text:p text:style-name="P11">Andreas Lind Johansen, dagen@ifi</text:p>
      <text:p text:style-name="P11">Espen Wøien Olsen, Navet</text:p>
      <text:p text:style-name="P1">Bendik Kvamstad, </text:p>
      <text:p text:style-name="P1">Hans Petter(Obsevatører), skal starte studentavis</text:p>
      <text:p text:style-name="P1">Kjetil(Obsevatører), skal starte studentavis</text:p>
      <text:p text:style-name="P1">Kristin Brenden, FUI</text:p>
      <text:p text:style-name="P1">Mathias Ciarlo, Mikro</text:p>
      <text:p text:style-name="P2">Johan Håvik, Navet</text:p>
      <text:p text:style-name="P3">Joshi</text:p>
      <text:p text:style-name="P4">Joakim Lindquister</text:p>
      <text:p text:style-name="P1"/>
      <text:p text:style-name="P9"/>
      <text:p text:style-name="P1"><text:span text:style-name="T8">Referent: </text:span><text:bookmark text:name="_GoBack"/><text:span text:style-name="T9">Joakim Lindquister</text:span></text:p>
      <text:p text:style-name="P41"/>
      <text:p text:style-name="P41">1. Godkjenning av innkalling</text:p>
      <text:p text:style-name="P11">Innkalling ble godkjent uten merknader. </text:p>
      <text:p text:style-name="P41"/>
      <text:p text:style-name="P41">2. Godkjenning av agenda</text:p>
      <text:p text:style-name="P1"><text:span text:style-name="T6">FU-koordinator legger til et punkt: velge økonomiansvarlig </text:span><text:span text:style-name="T7">som trer inn som pkt 5</text:span></text:p>
      <text:p text:style-name="P11">Agenda ble videre godkjent uten merknader.</text:p>
      <text:p text:style-name="P11"/>
      <text:p text:style-name="P41">3. Godkjenning av referat</text:p>
      <text:p text:style-name="P1"><text:span text:style-name="T6">Referat fra forrige møte godkjent uten merknader.</text:span></text:p>
      <text:p text:style-name="P11"/>
      <text:p text:style-name="P12"><text:span text:style-name="T10">4. Vedtektsendringer</text:span></text:p>
      <text:p text:style-name="P15">Vedtektene vedrørende å legge til MAPS ble godkjent.</text:p>
      <text:p text:style-name="P15"/>
      <text:p text:style-name="P44">5. Valg av økonomiansvarlig</text:p>
      <text:p text:style-name="P14"/>
      <text:p text:style-name="P37">Joakim Lindquister ble valgt som økonomiansvarlig</text:p>
      <text:p text:style-name="P11"/>
      <text:p text:style-name="P41"><text:span text:style-name="T14">6</text:span>. Behandling av søknader</text:p>
      <text:p text:style-name="P45"/>
      <text:p text:style-name="P45"><text:span text:style-name="T14">6</text:span>.1 MAPS prosjektstøtte IDI Open</text:p>
      <text:p text:style-name="P16">MAPS søknad om prosjektstøtte til IDI Open godkjennes.</text:p>
      <text:p text:style-name="P17"/>
      <text:p text:style-name="P50"><text:span text:style-name="T14">6</text:span>.2 MAPS – Spring Challenge</text:p>
      <text:p text:style-name="P15">Fordelingsutvalget bemerker at det blir brukt penger på pizza på et relativt kort <text:soft-page-break/>arrangement, selv om FU tidligere har blitt enige om å kutte ned på slik støtte. FU er ellers veldig positive til arrangementet.</text:p>
      <text:p text:style-name="P51"/>
      <text:p text:style-name="P15">MAPS søknad om prosjektstøtte til Spring Challenge godkjennes.</text:p>
      <text:p text:style-name="P18"/>
      <text:p text:style-name="P15">Det bemerkes at FU burde sette ned noen tydeligere retningslinjer vedrørende støtte til pizza på arrangementer og at dette må kommuniseres tydeligere til foreningene.</text:p>
      <text:p text:style-name="P19"/>
      <text:p text:style-name="P50"><text:span text:style-name="T14">6</text:span>.3 TekNat – Søknad om prosjektstøtte Holmenkollstafetten</text:p>
      <text:p text:style-name="P5"><text:span text:style-name="T6">FU-koordinator</text:span> opplyser om at FU har godkjent tilsvarende støtte til FIFI allerede.</text:p>
      <text:p text:style-name="P20"/>
      <text:p text:style-name="P21">TekNats søknad om prosjektstøtte til Holmenkollstafetten godkjennes.</text:p>
      <text:p text:style-name="P20"/>
      <text:p text:style-name="P50"><text:span text:style-name="T14">6</text:span>.4 Mikro – Søknad om driftsstøtte V 15</text:p>
      <text:p text:style-name="P20">Jan er skeptisk til å substituere øl med mer en halv pris. </text:p>
      <text:p text:style-name="P22">Det stilles kritiske spørsmål til regnskapet til Mikro, da FU anser flere av postene som uklare. Espen skal ta det opp med økonomiansvarlig i Mikro.</text:p>
      <text:p text:style-name="P22">Mikro anslår 25 deltakere på kommende pokerkveld. FU bemerker at de ønsker slik informasjon i søknaden.</text:p>
      <text:p text:style-name="P23">Kristin bemerker at det burde være et alkoholfritt alternativ.</text:p>
      <text:p text:style-name="P23"/>
      <text:p text:style-name="P24">Mikro sin søknad om driftstøtte godkjennes <text:span text:style-name="T12">delvis, gitt at det ryddes i regnskapet og nytt regnskap sendes inn. Sakens tas da på sirkulasjon.</text:span></text:p>
      <text:p text:style-name="P10">Merknader: <text:span text:style-name="T1">Støtten til sommerølsmaking reduseres til 2300. </text:span></text:p>
      <text:p text:style-name="P10"/>
      <text:p text:style-name="P8"><text:span text:style-name="T4">6</text:span><text:span text:style-name="T3">.5 </text:span><text:span text:style-name="T2">Foreningsfesten </text:span><text:span text:style-name="T3">– Søknad om prosjektstøtte 2015</text:span></text:p>
      <text:p text:style-name="P25">Joshi redegjør for søknaden og arrangementet. Foreningsfesten ønsker å invitere flere foreninger, noe som innebærer økte utgifter.</text:p>
      <text:p text:style-name="P25"/>
      <text:p text:style-name="P24">Foreningsfesten søknad om prosjektstøtte godkjennes.</text:p>
      <text:p text:style-name="P26"/>
      <text:p text:style-name="P50"><text:span text:style-name="T14">6</text:span>.6 FUI – Driftstøtte V 15</text:p>
      <text:p text:style-name="P27">Mathias har noen merknader vedrørende <text:span text:style-name="T12">søknaden</text:span> til FUI.</text:p>
      <text:p text:style-name="P27">- <text:span text:style-name="T12">Arrangementene Allmøte og webutviklerkurs har allerede blitt holdt. Da bør det sendes med regnskap til disse og søke om midlene som faktisk har blitt brukt.</text:span></text:p>
      <text:p text:style-name="P27">- <text:span text:style-name="T12">Det bør informeres om at gammel søknad som var delvis behandlet i påvente av regnskap trekkes før ny søknad sendes inn.</text:span></text:p>
      <text:p text:style-name="P27"/>
      <text:p text:style-name="P24">FUI sin søknad om driftstøtte godkjennes.</text:p>
      <text:p text:style-name="P26"/>
      <text:p text:style-name="P50"><text:span text:style-name="T14">6</text:span>.7 Fordelingsutvalget – prosjektstøtte til nettside</text:p>
      <text:p text:style-name="P28">Bendik redegjør for behov for en nettside til FU. For å få utviklet nettside foreslås det å betale noen for å sette opp en side. Det diskuteres det praktiske rundt å betale noen. Bendik skal sjekke hvilke muligheter vi har for å betale ut honorarer <text:span text:style-name="T12">skattefritt</text:span>. <text:a xlink:type="simple" xlink:href="mailto:Dagen@ifi"><text:span text:style-name="T12">Dagen@ifi</text:span></text:a><text:span text:style-name="T12"> stiller seg villig til å settes opp som «arbeidsgiver», alternativt kan det tas gjennom Studentenes Personalforening (SPF) som brukes av kjellerforeningene på UiO.</text:span></text:p>
      <text:p text:style-name="P28"/>
      <text:p text:style-name="P39">Det godkjennes at det kan brukes opp til 5000kr (netto for «arbeidstaker») på nettside. Ny detaljert søknad kommer når detaljer er klare.</text:p>
      <text:p text:style-name="P6"/>
      <text:p text:style-name="P42"/>
      <text:p text:style-name="P7"><text:soft-page-break/><text:span text:style-name="T4">7</text:span><text:span text:style-name="T3">. </text:span><text:span text:style-name="T2">CYBs ønske om diskusjon ang. kravene til driftstøtte</text:span></text:p>
      <text:p text:style-name="P29">Jan argumenterer om hva som skal betraktes som driftsstøtte. Han mener at det inkluderes prosjekter i søknader om driftsstøtte, mens dette egentlig ikke burde vært sett som driftsstøtte.</text:p>
      <text:p text:style-name="P30">Bendik: Man burde kunne samle opp utgifter, slik at det saksbelastningen for FU ikke blir alt for høy. </text:p>
      <text:p text:style-name="P30"/>
      <text:p text:style-name="P31">Mathias skal utarbeide et forslag til vedtektsendringer som skal være grunnlag for videre diskusjon.</text:p>
      <text:p text:style-name="P31"/>
      <text:p text:style-name="P46"><text:span text:style-name="T14">8</text:span>. Minimumsum for tilbakebetaling av støtte</text:p>
      <text:p text:style-name="P40"><text:span text:style-name="T11">Mathias redegjør for forslag vedrørende tilbakebetaling av penger fra foreninger til FU. Bankgebyrer spiser opp små tilbakebetalinger.</text:span></text:p>
      <text:p text:style-name="P40"/>
      <text:p text:style-name="P32">Det er forslag om å sette opp en minimumssum på tilbakebetalinger på 100 kr. Mathias skal utarbeide retningslinjer <text:span text:style-name="T13">og sjekke ca hva bankgebyrene er på overføringer for bedrift.</text:span></text:p>
      <text:p text:style-name="P15"/>
      <text:p text:style-name="P6"/>
      <text:p text:style-name="P43"><text:span text:style-name="T14">9</text:span>. Eventuelt</text:p>
      <text:p text:style-name="P38"/>
      <text:p text:style-name="P33"/>
      <text:p text:style-name="P47"><text:span text:style-name="T14">9</text:span>.<text:span text:style-name="T15">1</text:span> Inntekter fra bedrifter</text:p>
      <text:p text:style-name="P34">Carl Martin lurer på om det er noen presedens på at foreninger tjener penger fra bedrifter: konkurrer dette med Navet?</text:p>
      <text:p text:style-name="P34">Det er konsensus i FU om at rene bedriftpresentasjoner burde forbeholdes Navet. Andre type arrangementer oppfordres til å søke penger der de har muligheter.</text:p>
      <text:p text:style-name="P53"/>
      <text:p text:style-name="P48"><text:span text:style-name="T14">9</text:span>.<text:span text:style-name="T15">2</text:span> Støtte paintball-arrangement rettet mot IFI-studenter</text:p>
      <text:p text:style-name="P35">Johan, som nå representerer en ny-oppstartet UiO-paintball forening, ønsker å utrede muligheten for å søke penger til et arrangement rettet mot IFI-foreninger. FU stiller seg positive til å støtte paintball.</text:p>
      <text:p text:style-name="P53"/>
      <text:p text:style-name="P49"><text:span text:style-name="T14">9</text:span>.<text:span text:style-name="T15">3</text:span> Mathias og sympa</text:p>
      <text:p text:style-name="P36">Det er dårlige rutiner hos foreningene med tanke på Sympa. De må innskjerpe rutinene så Mathias får sendt ut mailer. <text:span text:style-name="T14">Minimum ønskes det at mathias er whitelistet hos alle foreningene. </text:span></text:p>
      <text:p text:style-name="P53"/>
      <text:p text:style-name="P52"/>
      <text:p text:style-name="P1"><text:span text:style-name="T6">Møtet hevet kl. 13.5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Bold" svg:font-family="LiberationSans-Bold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1" svg:font-family="LiberationSans" style:font-family-generic="system" style:font-pitch="variable"/>
    <style:font-face style:name="LiberationSans-Bold1" svg:font-family="LiberationSans-Bold" style:font-family-generic="system" style:font-pitch="variable"/>
    <style:font-face style:name="LiberationSerif1" svg:font-family="LiberationSerif" style:font-family-generic="system" style:font-pitch="variable"/>
    <style:font-face style:name="LiberationSerif-Bold1" svg:font-family="LiberationSerif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kium </meta:initial-creator>
    <meta:creation-date>2015-03-20T12:14:28.730525515</meta:creation-date>
    <dc:date>2015-03-25T17:25:58.188110042</dc:date>
    <meta:editing-duration>PT1H52M32S</meta:editing-duration>
    <meta:editing-cycles>49</meta:editing-cycles>
    <meta:generator>LibreOffice/4.2.7.2$Linux_x86 LibreOffice_project/420m0$Build-2</meta:generator>
    <meta:document-statistic meta:table-count="0" meta:image-count="0" meta:object-count="0" meta:page-count="3" meta:paragraph-count="74" meta:word-count="771" meta:character-count="5146" meta:non-whitespace-character-count="4437"/>
  </office:meta>
</office:document-meta>
</file>